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481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5462" officeooo:paragraph-rsid="00145462"/>
    </style:style>
    <style:style style:name="P2" style:family="paragraph" style:parent-style-name="Standard">
      <style:text-properties officeooo:rsid="00145462" officeooo:paragraph-rsid="001a7ff6"/>
    </style:style>
    <style:style style:name="P3" style:family="paragraph" style:parent-style-name="Standard">
      <style:text-properties officeooo:rsid="00181db4" officeooo:paragraph-rsid="00181db4"/>
    </style:style>
    <style:style style:name="P4" style:family="paragraph" style:parent-style-name="Standard">
      <style:text-properties officeooo:rsid="00181db4" officeooo:paragraph-rsid="001e39ff"/>
    </style:style>
    <style:style style:name="P5" style:family="paragraph" style:parent-style-name="Standard">
      <style:text-properties officeooo:rsid="00145462" officeooo:paragraph-rsid="00145462"/>
    </style:style>
    <style:style style:name="P6" style:family="paragraph" style:parent-style-name="Table_20_Contents">
      <style:text-properties officeooo:rsid="0020ad4f" officeooo:paragraph-rsid="0020ad4f"/>
    </style:style>
    <style:style style:name="P7" style:family="paragraph" style:parent-style-name="Table_20_Contents">
      <style:text-properties officeooo:rsid="00242c39" officeooo:paragraph-rsid="00242c39"/>
    </style:style>
    <style:style style:name="T1" style:family="text">
      <style:text-properties officeooo:rsid="00162bad"/>
    </style:style>
    <style:style style:name="T2" style:family="text">
      <style:text-properties officeooo:rsid="001a7ff6"/>
    </style:style>
    <style:style style:name="T3" style:family="text">
      <style:text-properties officeooo:rsid="001b5a97"/>
    </style:style>
    <style:style style:name="T4" style:family="text">
      <style:text-properties officeooo:rsid="001e39ff"/>
    </style:style>
    <style:style style:name="T5" style:family="text">
      <style:text-properties officeooo:rsid="001f3b59"/>
    </style:style>
    <style:style style:name="T6" style:family="text">
      <style:text-properties officeooo:rsid="00289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{{ one }}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{{ two }}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{{ three }}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{{ four }}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{{ five }}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{{ six }}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{{ seven }}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{{ eight }}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{{ nine }}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{{ ten <text:span text:style-name="T6">}}</text:span></text:p>
            <text:p text:style-name="P7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50:10.833846207</meta:creation-date>
    <dc:date>2021-03-29T12:08:25.831367652</dc:date>
    <meta:editing-duration>PT6H33M13S</meta:editing-duration>
    <meta:editing-cycles>22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30" meta:character-count="99" meta:non-whitespace-character-count="79"/>
  </office:meta>
</office:document-meta>
</file>